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・・・「地形が変わった」どころの騒ぎでは
ない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この空間！　すご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異次元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下の方からものすごい魔力を感じ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だか、くらくらしま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ちゃんの言った“異次元”も、あながち
間違ってないかも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感じる魔力と、空間の広がりというか、距離感が
ぜんぜん掴めない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短時間に膨大な魔力が流れてきたせいで、
空間に影響を及ぼしているの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先、どんな地形になっているか
想像でき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進もう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先へ行かなければ始まん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な。</text:p>
          </table:table-cell>
          <table:table-cell table:style-name="ce0" office:value-type="string">
            <text:p>Map098,Map127</text:p>
          </table:table-cell>
          <table:table-cell table:style-name="ce0"/>
          <table:table-cell table:style-name="ce0" office:value-type="string">
            <text:p>That’s true. </text:p>
          </table:table-cell>
          <table:table-cell table:style-name="ce0" office:value-type="string">
            <text:p>Noted.</text:p>
          </table:table-cell>
          <table:table-cell table:number-columns-repeated="1019"/>
        </table:table-row>
        <table:table-row>
          <table:table-cell table:style-name="ce0" office:value-type="string">
            <text:p>これより敵陣へ突入する。　気を引き締めて
かかろ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エネルギー切れです。
一度ダンジョンを出るまで復活し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